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937in" svg:height="3.4866in" svg:x="8.6287in" svg:y="1.2839in">
            <draw:object draw:notify-on-update-of-ranges="Sheet1.B2:Sheet1.B239 Sheet1.F2:Sheet1.F2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043in" svg:height="3.4925in" svg:x="8.6303in" svg:y="5.1646in">
            <draw:object draw:notify-on-update-of-ranges="Sheet1.B33:Sheet1.B239 Sheet1.G33:Sheet1.G2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5" calcext:value-type="date">
            <text:p>11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8" calcext:value-type="date">
            <text:p>11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09:20:41.322505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09-14T09:22:01.149777397</dc:date>
    <meta:editing-duration>PT46M38S</meta:editing-duration>
    <meta:editing-cycles>12</meta:editing-cycles>
    <meta:generator>LibreOffice/6.4.5.2$Linux_X86_64 LibreOffice_project/40$Build-2</meta:generator>
    <meta:document-statistic meta:table-count="1" meta:cell-count="165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3cm" svg:height="8.857cm" xlink:href=".." xlink:type="simple" chart:class="chart:area" chart:style-name="ch1">
        <chart:title svg:x="4.661cm" svg:y="0.313cm" chart:style-name="ch2">
          <text:p>Total SignalIntegrity Downloads</text:p>
        </chart:title>
        <chart:plot-area chart:style-name="ch3" table:cell-range-address="Sheet1.B2:Sheet1.B239 Sheet1.F2:Sheet1.F239" chart:data-source-has-labels="column" svg:x="1.325cm" svg:y="1.269cm" svg:width="14.094cm" svg:height="6.43cm">
          <chartooo:coordinate-region svg:x="2.311cm" svg:y="1.468cm" svg:width="13.101cm" svg:height="5.584cm"/>
          <chart:axis chart:dimension="x" chart:name="primary-x" chart:style-name="ch4" chartooo:axis-type="auto">
            <chartooo:date-scale/>
            <chart:title svg:x="7.971cm" svg:y="7.876cm" chart:style-name="ch5">
              <text:p>Date</text:p>
            </chart:title>
            <chart:categories table:cell-range-address="Sheet1.B2:Sheet1.B239"/>
          </chart:axis>
          <chart:axis chart:dimension="y" chart:name="primary-y" chart:style-name="ch6">
            <chart:title svg:x="0.451cm" svg:y="6.618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239" chart:class="chart:area">
            <chart:regression-curve chart:style-name="ch10"/>
            <chart:data-point chart:repeated="2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239</svg:desc>
                </draw:g>
              </table:table-cell>
              <table:table-cell office:value-type="float" office:value="7">
                <text:p>7</text:p>
                <draw:g>
                  <svg:desc>Sheet1.F2:Sheet1.F239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6cm" svg:height="8.872cm" xlink:href=".." xlink:type="simple" chart:class="chart:area" chart:style-name="ch1">
        <chart:title svg:x="4.212cm" svg:y="0.313cm" chart:style-name="ch2">
          <text:p>SignalIntegrity downloads per month</text:p>
        </chart:title>
        <chart:subtitle svg:x="6.513cm" svg:y="1.269cm" chart:style-name="ch3">
          <text:p>trailing 30 days</text:p>
        </chart:subtitle>
        <chart:plot-area chart:style-name="ch4" table:cell-range-address="Sheet1.B33:Sheet1.B239 Sheet1.G33:Sheet1.G239" chart:data-source-has-labels="column" svg:x="1.326cm" svg:y="2.129cm" svg:width="14.119cm" svg:height="5.585cm">
          <chartooo:coordinate-region svg:x="2.133cm" svg:y="2.328cm" svg:width="13.312cm" svg:height="4.739cm"/>
          <chart:axis chart:dimension="x" chart:name="primary-x" chart:style-name="ch5" chartooo:axis-type="auto">
            <chartooo:date-scale/>
            <chart:title svg:x="7.984cm" svg:y="7.891cm" chart:style-name="ch6">
              <text:p>Date</text:p>
            </chart:title>
            <chart:categories table:cell-range-address="Sheet1.B33:Sheet1.B239"/>
          </chart:axis>
          <chart:axis chart:dimension="x" chart:name="secondary-x" chart:style-name="ch7"/>
          <chart:axis chart:dimension="y" chart:name="primary-y" chart:style-name="ch8">
            <chart:title svg:x="0.451cm" svg:y="7.188cm" chart:style-name="ch9">
              <text:p>Average downloads per month</text:p>
            </chart:title>
          </chart:axis>
          <chart:series chart:style-name="ch10" chart:values-cell-range-address="Sheet1.G33:Sheet1.G239" chart:class="chart:area">
            <chart:mean-value chart:style-name="ch11"/>
            <chart:regression-curve chart:style-name="ch12"/>
            <chart:regression-curve chart:style-name="ch13"/>
            <chart:data-point chart:repeated="20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239</svg:desc>
                </draw:g>
              </table:table-cell>
              <table:table-cell office:value-type="float" office:value="211">
                <text:p>211</text:p>
                <draw:g>
                  <svg:desc>Sheet1.G33:Sheet1.G239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